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Algo C</text:p>
      <text:p text:style-name="Standard"/>
      <text:p text:style-name="Standard"/>
      <text:p text:style-name="Standard"/>
      <text:p text:style-name="Standard"/>
      <text:p text:style-name="Standard">- <text:span text:style-name="T1">Wall</text:span> montre tout les warning</text:p>
      <text:p text:style-name="Standard">- <text:span text:style-name="T1">Werror</text:span> ne donne pas l'exécutable tant qu'il y a des warning</text:p>
      <text:p text:style-name="Standard"/>
      <text:p text:style-name="Standard"/>
      <text:p text:style-name="Standard"><text:span text:style-name="T1">Exo 1</text:span> ne fonctionne pas</text:p>
      <text:p text:style-name="Standard">printf n'a pas de chaîne de caractère en 1er </text:p>
      <text:p text:style-name="Standard"/>
      <text:p text:style-name="Standard"/>
      <text:p text:style-name="Standard"><text:span text:style-name="T1">echo $?</text:span> retourne le return du programme que le vient d'exécuter</text:p>
      <text:p text:style-name="Standard"/>
      <text:p text:style-name="Standard">1.9 il demande si un nombre est un nombre premier</text:p>
      <text:p text:style-name="Standard"/>
      <text:p text:style-name="P2">export CFLAGS=-Wall</text:p>
      <text:p text:style-name="Standard"/>
      <text:p text:style-name="Standard">.bashrc on rajoute <text:span text:style-name="T2">export CFLAGS=-Wall a la fin du fichier pour définir la variable a chaque lancement de terminal</text:span></text:p>
      <text:p text:style-name="Standard"><text:span text:style-name="T2"/></text:p>
      <text:p text:style-name="Standard"><text:span text:style-name="T2">0 = Faux</text:span></text:p>
      <text:p text:style-name="Standard"><text:span text:style-name="T2">tout le reste = Vra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08:12:01</meta:creation-date>
    <meta:generator>LibreOffice/3.5$Linux_x86 LibreOffice_project/350m1$Build-2</meta:generator>
    <dc:date>2012-09-10T10:13:43</dc:date>
    <dc:creator>Compte etudiant</dc:creator>
    <meta:editing-duration>PT15M15S</meta:editing-duration>
    <meta:editing-cycles>4</meta:editing-cycles>
    <meta:document-statistic meta:table-count="0" meta:image-count="0" meta:object-count="0" meta:page-count="1" meta:paragraph-count="11" meta:word-count="85" meta:character-count="444" meta:non-whitespace-character-count="369"/>
  </office:meta>
</office:document-meta>
</file>